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 fo:text-align="center" style:justify-single-word="false"/>
      <style:text-properties officeooo:paragraph-rsid="000ba6ce"/>
    </style:style>
    <style:style style:name="P2" style:family="paragraph" style:parent-style-name="Heading_20_2">
      <style:paragraph-properties fo:margin-top="0cm" fo:margin-bottom="0.247cm" style:contextual-spacing="false" fo:line-height="115%"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margin-top="0cm" fo:margin-bottom="0.247cm" style:contextual-spacing="false" fo:line-height="115%"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2">
      <style:paragraph-properties fo:text-align="justify" style:justify-single-word="false"/>
    </style:style>
    <style:style style:name="P7" style:family="paragraph" style:parent-style-name="Text_20_body" style:list-style-name="L3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Text_20_body" style:list-style-name="L5">
      <style:paragraph-properties fo:text-align="justify" style:justify-single-word="false"/>
    </style:style>
    <style:style style:name="P10" style:family="paragraph" style:parent-style-name="Text_20_body" style:list-style-name="L6">
      <style:paragraph-properties fo:text-align="justify" style:justify-single-word="false"/>
    </style:style>
    <style:style style:name="P11" style:family="paragraph" style:parent-style-name="Text_20_body" style:list-style-name="L7">
      <style:paragraph-properties fo:text-align="justify" style:justify-single-word="false"/>
    </style:style>
    <style:style style:name="P12" style:family="paragraph" style:parent-style-name="Text_20_body" style:list-style-name="L8">
      <style:paragraph-properties fo:text-align="justify" style:justify-single-word="false"/>
    </style:style>
    <style:style style:name="P13" style:family="paragraph" style:parent-style-name="Text_20_body" style:list-style-name="L9">
      <style:paragraph-properties fo:text-align="justify" style:justify-single-word="false"/>
    </style:style>
    <style:style style:name="P14" style:family="paragraph" style:parent-style-name="Text_20_body" style:list-style-name="L10">
      <style:paragraph-properties fo:text-align="justify" style:justify-single-word="false"/>
    </style:style>
    <style:style style:name="P15" style:family="paragraph" style:parent-style-name="Text_20_body" style:list-style-name="L11">
      <style:paragraph-properties fo:text-align="justify" style:justify-single-word="false"/>
    </style:style>
    <style:style style:name="P16" style:family="paragraph" style:parent-style-name="Text_20_body" style:list-style-name="L12">
      <style:paragraph-properties fo:text-align="justify" style:justify-single-word="false"/>
    </style:style>
    <style:style style:name="P17" style:family="paragraph" style:parent-style-name="Text_20_body" style:list-style-name="L13">
      <style:paragraph-properties fo:text-align="justify" style:justify-single-word="false"/>
    </style:style>
    <style:style style:name="P18" style:family="paragraph" style:parent-style-name="Text_20_body" style:list-style-name="L14">
      <style:paragraph-properties fo:text-align="justify" style:justify-single-word="false"/>
    </style:style>
    <style:style style:name="P19" style:family="paragraph" style:parent-style-name="Text_20_body" style:list-style-name="L15">
      <style:paragraph-properties fo:text-align="justify" style:justify-single-word="false"/>
    </style:style>
    <style:style style:name="P20" style:family="paragraph" style:parent-style-name="Text_20_body" style:list-style-name="L16">
      <style:paragraph-properties fo:text-align="justify" style:justify-single-word="false"/>
    </style:style>
    <style:style style:name="P21" style:family="paragraph" style:parent-style-name="Text_20_body" style:list-style-name="L17">
      <style:paragraph-properties fo:text-align="justify" style:justify-single-word="false"/>
    </style:style>
    <style:style style:name="P22" style:family="paragraph" style:parent-style-name="Text_20_body" style:list-style-name="L18">
      <style:paragraph-properties fo:text-align="justify" style:justify-single-word="false"/>
    </style:style>
    <style:style style:name="P23" style:family="paragraph" style:parent-style-name="Heading_20_4">
      <style:paragraph-properties fo:margin-top="0cm" fo:margin-bottom="0.247cm" style:contextual-spacing="false" fo:line-height="115%" fo:text-align="justify" style:justify-single-word="false"/>
    </style:style>
    <style:style style:name="P24" style:family="paragraph" style:parent-style-name="Text_20_body" style:list-style-name="L19">
      <style:paragraph-properties fo:text-align="justify" style:justify-single-word="false"/>
    </style:style>
    <style:style style:name="P25" style:family="paragraph" style:parent-style-name="Text_20_body" style:list-style-name="L20">
      <style:paragraph-properties fo:text-align="justify" style:justify-single-word="false"/>
    </style:style>
    <style:style style:name="P26" style:family="paragraph" style:parent-style-name="Text_20_body" style:list-style-name="L21">
      <style:paragraph-properties fo:text-align="justify" style:justify-single-word="false"/>
    </style:style>
    <style:style style:name="P27" style:family="paragraph" style:parent-style-name="Text_20_body" style:list-style-name="L22">
      <style:paragraph-properties fo:text-align="justify" style:justify-single-word="false"/>
    </style:style>
    <style:style style:name="P28" style:family="paragraph" style:parent-style-name="Text_20_body" style:list-style-name="L23">
      <style:paragraph-properties fo:text-align="justify" style:justify-single-word="false"/>
    </style:style>
    <style:style style:name="P29" style:family="paragraph" style:parent-style-name="Text_20_body" style:list-style-name="L24">
      <style:paragraph-properties fo:text-align="justify" style:justify-single-word="false"/>
    </style:style>
    <style:style style:name="P30" style:family="paragraph" style:parent-style-name="Text_20_body" style:list-style-name="L25">
      <style:paragraph-properties fo:text-align="justify" style:justify-single-word="false"/>
    </style:style>
    <style:style style:name="P31" style:family="paragraph" style:parent-style-name="Text_20_body" style:list-style-name="L26">
      <style:paragraph-properties fo:text-align="justify" style:justify-single-word="false"/>
    </style:style>
    <style:style style:name="P32" style:family="paragraph" style:parent-style-name="Text_20_body" style:list-style-name="L27">
      <style:paragraph-properties fo:text-align="justify" style:justify-single-word="false"/>
    </style:style>
    <style:style style:name="P33" style:family="paragraph" style:parent-style-name="Text_20_body" style:list-style-name="L28">
      <style:paragraph-properties fo:text-align="justify" style:justify-single-word="false"/>
    </style:style>
    <style:style style:name="P34" style:family="paragraph" style:parent-style-name="Text_20_body" style:list-style-name="L29">
      <style:paragraph-properties fo:text-align="justify" style:justify-single-word="false"/>
    </style:style>
    <style:style style:name="P35" style:family="paragraph" style:parent-style-name="Text_20_body" style:list-style-name="L30">
      <style:paragraph-properties fo:text-align="justify" style:justify-single-word="false"/>
    </style:style>
    <style:style style:name="P36" style:family="paragraph" style:parent-style-name="Text_20_body" style:list-style-name="L31">
      <style:paragraph-properties fo:text-align="justify" style:justify-single-word="false"/>
    </style:style>
    <style:style style:name="P37" style:family="paragraph" style:parent-style-name="Text_20_body" style:list-style-name="L32">
      <style:paragraph-properties fo:text-align="justify" style:justify-single-word="false"/>
    </style:style>
    <style:style style:name="T1" style:family="text">
      <style:text-properties officeooo:rsid="000ba6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2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2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 text:start-value="2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3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 text:start-value="3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 text:start-value="3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ía de estudio <text:span text:style-name="T1">2</text:span> </text:h>
      <text:h text:style-name="P1" text:outline-level="1">Modelos de datos y lenguajes de consulta</text:h>
      <text:h text:style-name="P2" text:outline-level="2">1. Propósito del estudio</text:h>
      <text:p text:style-name="P3">Analizar cómo los <text:span text:style-name="Strong_20_Emphasis">modelos de datos</text:span> y los <text:span text:style-name="Strong_20_Emphasis">lenguajes de consulta</text:span> influyen de manera decisiva en la arquitectura de los sistemas, en los patrones de acceso a la información, en la complejidad del software y en la capacidad de evolución a largo plazo.</text:p>
      <text:h text:style-name="P2" text:outline-level="2">2. Modelo de datos como abstracción fundamental</text:h>
      <text:h text:style-name="P4" text:outline-level="3">Contenidos clave</text:h>
      <text:list text:style-name="L1">
        <text:list-item>
          <text:p text:style-name="P5">El modelo de datos define cómo se estructura la información.</text:p>
        </text:list-item>
        <text:list-item>
          <text:p text:style-name="P5">Determina qué operaciones son naturales, costosas o inviables.</text:p>
        </text:list-item>
        <text:list-item>
          <text:p text:style-name="P5">Condiciona el diseño del software y las interfaces de consulta.</text:p>
        </text:list-item>
        <text:list-item>
          <text:p text:style-name="P5">No existe neutralidad: toda elección implica trade-offs.</text:p>
        </text:list-item>
      </text:list>
      <text:h text:style-name="P4" text:outline-level="3">Preguntas de evaluación</text:h>
      <text:list text:style-name="L2">
        <text:list-item>
          <text:p text:style-name="P6">¿Por qué el modelo de datos se considera una decisión arquitectónica y no solo técnica?</text:p>
        </text:list-item>
        <text:list-item>
          <text:p text:style-name="P6">¿Cómo influye el modelo de datos en la expresividad de las consultas?</text:p>
        </text:list-item>
        <text:list-item>
          <text:p text:style-name="P6">¿Qué riesgos implica elegir un modelo de datos inadecuado para el dominio?</text:p>
        </text:list-item>
      </text:list>
      <text:h text:style-name="P2" text:outline-level="2">3. Modelo relacional</text:h>
      <text:h text:style-name="P4" text:outline-level="3">Contenidos clave</text:h>
      <text:list text:style-name="L3">
        <text:list-item>
          <text:p text:style-name="P7">Organización en tablas con filas y columnas.</text:p>
        </text:list-item>
        <text:list-item>
          <text:p text:style-name="P7">Uso de claves primarias y foráneas.</text:p>
        </text:list-item>
        <text:list-item>
          <text:p text:style-name="P7">Normalización para reducir redundancia.</text:p>
        </text:list-item>
        <text:list-item>
          <text:p text:style-name="P7">Lenguajes declarativos para consultas complejas.</text:p>
        </text:list-item>
        <text:list-item>
          <text:p text:style-name="P7">Separación entre modelo lógico y físico.</text:p>
        </text:list-item>
      </text:list>
      <text:h text:style-name="P4" text:outline-level="3">Fortalezas</text:h>
      <text:list text:style-name="L4">
        <text:list-item>
          <text:p text:style-name="P8">Manejo natural de relaciones complejas.</text:p>
        </text:list-item>
        <text:list-item>
          <text:p text:style-name="P8">Consultas ad hoc potentes.</text:p>
        </text:list-item>
        <text:list-item>
          <text:p text:style-name="P8">Madurez conceptual y operativa.</text:p>
        </text:list-item>
      </text:list>
      <text:h text:style-name="P4" text:outline-level="3"><text:soft-page-break/>Limitaciones</text:h>
      <text:list text:style-name="L5">
        <text:list-item>
          <text:p text:style-name="P9">Fricción con estructuras jerárquicas.</text:p>
        </text:list-item>
        <text:list-item>
          <text:p text:style-name="P9">Desajuste con modelos orientados a objetos.</text:p>
        </text:list-item>
        <text:list-item>
          <text:p text:style-name="P9">Coste cognitivo de joins extensivos.</text:p>
        </text:list-item>
      </text:list>
      <text:h text:style-name="P4" text:outline-level="3">Preguntas de evaluación</text:h>
      <text:list text:style-name="L6">
        <text:list-item>
          <text:p text:style-name="P10">¿Qué ventajas ofrece la normalización en el modelo relacional?</text:p>
        </text:list-item>
        <text:list-item>
          <text:p text:style-name="P10">¿Por qué los joins son una fortaleza y al mismo tiempo una fuente de complejidad?</text:p>
        </text:list-item>
        <text:list-item>
          <text:p text:style-name="P10">¿En qué tipos de dominios el modelo relacional resulta especialmente adecuado?</text:p>
        </text:list-item>
      </text:list>
      <text:h text:style-name="P2" text:outline-level="2">4. Modelo documental</text:h>
      <text:h text:style-name="P4" text:outline-level="3">Contenidos clave</text:h>
      <text:list text:style-name="L7">
        <text:list-item>
          <text:p text:style-name="P11">Datos representados como documentos autocontenidos.</text:p>
        </text:list-item>
        <text:list-item>
          <text:p text:style-name="P11">Estructuras jerárquicas y anidadas.</text:p>
        </text:list-item>
        <text:list-item>
          <text:p text:style-name="P11">Acceso por agregados completos.</text:p>
        </text:list-item>
        <text:list-item>
          <text:p text:style-name="P11">Menor necesidad de joins.</text:p>
        </text:list-item>
      </text:list>
      <text:h text:style-name="P4" text:outline-level="3">Fortalezas</text:h>
      <text:list text:style-name="L8">
        <text:list-item>
          <text:p text:style-name="P12">Alta localidad de datos.</text:p>
        </text:list-item>
        <text:list-item>
          <text:p text:style-name="P12">Reducción del desajuste objeto–persistencia.</text:p>
        </text:list-item>
        <text:list-item>
          <text:p text:style-name="P12">Simplicidad para ciertos patrones de acceso.</text:p>
        </text:list-item>
      </text:list>
      <text:h text:style-name="P4" text:outline-level="3">Limitaciones</text:h>
      <text:list text:style-name="L9">
        <text:list-item>
          <text:p text:style-name="P13">Dificultad para modelar relaciones complejas.</text:p>
        </text:list-item>
        <text:list-item>
          <text:p text:style-name="P13">Riesgo de duplicación de datos.</text:p>
        </text:list-item>
        <text:list-item>
          <text:p text:style-name="P13">Complejidad creciente cuando aumentan las referencias cruzadas.</text:p>
        </text:list-item>
      </text:list>
      <text:h text:style-name="P4" text:outline-level="3">Preguntas de evaluación</text:h>
      <text:list text:style-name="L10">
        <text:list-item>
          <text:p text:style-name="P14">¿Qué se entiende por agregado y por qué es central en el modelo documental?</text:p>
        </text:list-item>
        <text:list-item>
          <text:p text:style-name="P14">¿En qué escenarios el anidamiento es preferible a la normalización?</text:p>
        </text:list-item>
        <text:list-item>
          <text:p text:style-name="P14">¿Qué problemas aparecen cuando un dominio altamente relacional se modela como documentos?</text:p>
        </text:list-item>
      </text:list>
      <text:h text:style-name="P2" text:outline-level="2"><text:soft-page-break/>5. NoSQL y persistencia políglota</text:h>
      <text:h text:style-name="P4" text:outline-level="3">Contenidos clave</text:h>
      <text:list text:style-name="L11">
        <text:list-item>
          <text:p text:style-name="P15">NoSQL como familia heterogénea de sistemas.</text:p>
        </text:list-item>
        <text:list-item>
          <text:p text:style-name="P15">Respuesta a necesidades de escalabilidad y flexibilidad.</text:p>
        </text:list-item>
        <text:list-item>
          <text:p text:style-name="P15">Convivencia de múltiples modelos en un mismo sistema.</text:p>
        </text:list-item>
        <text:list-item>
          <text:p text:style-name="P15">Uso de cada tecnología según su patrón de acceso.</text:p>
        </text:list-item>
      </text:list>
      <text:h text:style-name="P4" text:outline-level="3">Preguntas de evaluación</text:h>
      <text:list text:style-name="L12">
        <text:list-item>
          <text:p text:style-name="P16">¿Por qué NoSQL no debe entenderse como una alternativa única al modelo relacional?</text:p>
        </text:list-item>
        <text:list-item>
          <text:p text:style-name="P16">¿Qué implica adoptar una estrategia de persistencia políglota?</text:p>
        </text:list-item>
        <text:list-item>
          <text:p text:style-name="P16">¿Qué riesgos arquitectónicos surgen al usar múltiples modelos de datos?</text:p>
        </text:list-item>
      </text:list>
      <text:h text:style-name="P2" text:outline-level="2">6. Desajuste entre modelos y aplicaciones</text:h>
      <text:h text:style-name="P4" text:outline-level="3">Contenidos clave</text:h>
      <text:list text:style-name="L13">
        <text:list-item>
          <text:p text:style-name="P17">Diferencia entre estructuras en memoria y persistencia.</text:p>
        </text:list-item>
        <text:list-item>
          <text:p text:style-name="P17">Necesidad de capas de traducción (ORM, repositorios).</text:p>
        </text:list-item>
        <text:list-item>
          <text:p text:style-name="P17">Coste cognitivo y técnico del mapeo.</text:p>
        </text:list-item>
      </text:list>
      <text:h text:style-name="P4" text:outline-level="3">Preguntas de evaluación</text:h>
      <text:list text:style-name="L14">
        <text:list-item>
          <text:p text:style-name="P18">¿Qué es el desajuste objeto–modelo de datos?</text:p>
        </text:list-item>
        <text:list-item>
          <text:p text:style-name="P18">¿Por qué los ORMs no eliminan completamente este problema?</text:p>
        </text:list-item>
        <text:list-item>
          <text:p text:style-name="P18">¿Cómo influye este desajuste en el diseño de la aplicación?</text:p>
        </text:list-item>
      </text:list>
      <text:h text:style-name="P2" text:outline-level="2">7. Relaciones y complejidad estructural</text:h>
      <text:h text:style-name="P4" text:outline-level="3">Contenidos clave</text:h>
      <text:list text:style-name="L15">
        <text:list-item>
          <text:p text:style-name="P19">Relaciones simples favorecen modelos documentales.</text:p>
        </text:list-item>
        <text:list-item>
          <text:p text:style-name="P19">Relaciones many-to-many favorecen modelos relacionales o de grafos.</text:p>
        </text:list-item>
        <text:list-item>
          <text:p text:style-name="P19">La densidad relacional condiciona la elección del modelo.</text:p>
        </text:list-item>
      </text:list>
      <text:h text:style-name="P4" text:outline-level="3">Preguntas de evaluación</text:h>
      <text:list text:style-name="L16">
        <text:list-item>
          <text:p text:style-name="P20">¿Cómo afecta la densidad de relaciones a la elección del modelo de datos?</text:p>
        </text:list-item>
        <text:list-item>
          <text:p text:style-name="P20">¿Por qué algunos modelos se degradan al aumentar la complejidad relacional?</text:p>
        </text:list-item>
        <text:list-item>
          <text:p text:style-name="P20"><text:soft-page-break/>Dé un ejemplo de dominio donde las relaciones sean el factor dominante.</text:p>
        </text:list-item>
      </text:list>
      <text:h text:style-name="P2" text:outline-level="2">8. Convergencia de modelos</text:h>
      <text:h text:style-name="P4" text:outline-level="3">Contenidos clave</text:h>
      <text:list text:style-name="L17">
        <text:list-item>
          <text:p text:style-name="P21">Relacionales con soporte para datos semiestructurados.</text:p>
        </text:list-item>
        <text:list-item>
          <text:p text:style-name="P21">Documentales con agregaciones y referencias.</text:p>
        </text:list-item>
        <text:list-item>
          <text:p text:style-name="P21">Aparición de modelos híbridos.</text:p>
        </text:list-item>
      </text:list>
      <text:h text:style-name="P4" text:outline-level="3">Preguntas de evaluación</text:h>
      <text:list text:style-name="L18">
        <text:list-item>
          <text:p text:style-name="P22">¿Qué significa la convergencia entre modelos relacionales y documentales?</text:p>
        </text:list-item>
        <text:list-item>
          <text:p text:style-name="P22">¿Qué ventajas ofrecen los enfoques híbridos?</text:p>
        </text:list-item>
        <text:list-item>
          <text:p text:style-name="P22">¿Qué nuevas complejidades introducen estos enfoques?</text:p>
        </text:list-item>
      </text:list>
      <text:h text:style-name="P2" text:outline-level="2">9. Lenguajes de consulta</text:h>
      <text:h text:style-name="P4" text:outline-level="3">9.1 Lenguajes imperativos</text:h>
      <text:h text:style-name="P23" text:outline-level="4">Contenidos clave</text:h>
      <text:list text:style-name="L19">
        <text:list-item>
          <text:p text:style-name="P24">Describen cómo obtener el resultado paso a paso.</text:p>
        </text:list-item>
        <text:list-item>
          <text:p text:style-name="P24">Control total desde la aplicación.</text:p>
        </text:list-item>
        <text:list-item>
          <text:p text:style-name="P24">Menor capacidad de optimización automática.</text:p>
        </text:list-item>
      </text:list>
      <text:h text:style-name="P23" text:outline-level="4">Preguntas de evaluación</text:h>
      <text:list text:style-name="L20">
        <text:list-item>
          <text:p text:style-name="P25">¿Cuáles son las ventajas y desventajas de los lenguajes imperativos?</text:p>
        </text:list-item>
        <text:list-item>
          <text:p text:style-name="P25">¿Por qué estos lenguajes trasladan la responsabilidad de optimización a la aplicación?</text:p>
        </text:list-item>
      </text:list>
      <text:h text:style-name="P4" text:outline-level="3">9.2 Lenguajes declarativos</text:h>
      <text:h text:style-name="P23" text:outline-level="4">Contenidos clave</text:h>
      <text:list text:style-name="L21">
        <text:list-item>
          <text:p text:style-name="P26">Describen qué resultado se desea.</text:p>
        </text:list-item>
        <text:list-item>
          <text:p text:style-name="P26">Separación entre intención y ejecución.</text:p>
        </text:list-item>
        <text:list-item>
          <text:p text:style-name="P26">Mayor capacidad de optimización y paralelización.</text:p>
        </text:list-item>
      </text:list>
      <text:h text:style-name="P23" text:outline-level="4">Preguntas de evaluación</text:h>
      <text:list text:style-name="L22">
        <text:list-item>
          <text:p text:style-name="P27">¿Por qué los lenguajes declarativos favorecen la escalabilidad?</text:p>
        </text:list-item>
        <text:list-item>
          <text:p text:style-name="P27">¿Qué ventajas ofrecen frente a cambios en volumen o distribución de datos?</text:p>
        </text:list-item>
      </text:list>
      <text:h text:style-name="P2" text:outline-level="2"><text:soft-page-break/>10. Procesamiento distribuido</text:h>
      <text:h text:style-name="P4" text:outline-level="3">Contenidos clave</text:h>
      <text:list text:style-name="L23">
        <text:list-item>
          <text:p text:style-name="P28">Procesamiento por etapas (map/reduce).</text:p>
        </text:list-item>
        <text:list-item>
          <text:p text:style-name="P28">Adecuado para grandes volúmenes de datos.</text:p>
        </text:list-item>
        <text:list-item>
          <text:p text:style-name="P28">Evolución hacia lenguajes y DSLs de mayor nivel.</text:p>
        </text:list-item>
      </text:list>
      <text:h text:style-name="P4" text:outline-level="3">Preguntas de evaluación</text:h>
      <text:list text:style-name="L24">
        <text:list-item>
          <text:p text:style-name="P29">¿En qué escenarios es adecuado el procesamiento distribuido tipo MapReduce?</text:p>
        </text:list-item>
        <text:list-item>
          <text:p text:style-name="P29">¿Por qué surgen lenguajes declarativos sobre estos modelos?</text:p>
        </text:list-item>
      </text:list>
      <text:h text:style-name="P2" text:outline-level="2">11. Modelos de grafos</text:h>
      <text:h text:style-name="P4" text:outline-level="3">Contenidos clave</text:h>
      <text:list text:style-name="L25">
        <text:list-item>
          <text:p text:style-name="P30">Representación basada en nodos y aristas.</text:p>
        </text:list-item>
        <text:list-item>
          <text:p text:style-name="P30">Consultas por patrones de relación.</text:p>
        </text:list-item>
        <text:list-item>
          <text:p text:style-name="P30">Adecuado para dominios altamente conectados.</text:p>
        </text:list-item>
      </text:list>
      <text:h text:style-name="P4" text:outline-level="3">Preguntas de evaluación</text:h>
      <text:list text:style-name="L26">
        <text:list-item>
          <text:p text:style-name="P31">¿Cuándo un modelo de grafos es preferible a uno relacional?</text:p>
        </text:list-item>
        <text:list-item>
          <text:p text:style-name="P31">¿Qué ventajas ofrece la consulta por patrones?</text:p>
        </text:list-item>
        <text:list-item>
          <text:p text:style-name="P31">Compare grafos con propiedades y almacenes de triples.</text:p>
        </text:list-item>
      </text:list>
      <text:h text:style-name="P2" text:outline-level="2">12. Lenguajes lógicos y reglas</text:h>
      <text:h text:style-name="P4" text:outline-level="3">Contenidos clave</text:h>
      <text:list text:style-name="L27">
        <text:list-item>
          <text:p text:style-name="P32">Uso de reglas declarativas.</text:p>
        </text:list-item>
        <text:list-item>
          <text:p text:style-name="P32">Consultas composables.</text:p>
        </text:list-item>
        <text:list-item>
          <text:p text:style-name="P32">Potente para inferencia y dominios complejos.</text:p>
        </text:list-item>
      </text:list>
      <text:h text:style-name="P4" text:outline-level="3">Preguntas de evaluación</text:h>
      <text:list text:style-name="L28">
        <text:list-item>
          <text:p text:style-name="P33">¿Qué tipo de problemas se benefician del uso de lenguajes basados en reglas?</text:p>
        </text:list-item>
        <text:list-item>
          <text:p text:style-name="P33">¿Por qué estos lenguajes no suelen usarse para consultas simples?</text:p>
        </text:list-item>
      </text:list>
      <text:h text:style-name="P2" text:outline-level="2"><text:soft-page-break/>13. Esquema y validación</text:h>
      <text:h text:style-name="P4" text:outline-level="3">Contenidos clave</text:h>
      <text:list text:style-name="L29">
        <text:list-item>
          <text:p text:style-name="P34">El esquema siempre existe.</text:p>
        </text:list-item>
        <text:list-item>
          <text:p text:style-name="P34">Decisión clave: validación en escritura vs lectura.</text:p>
        </text:list-item>
        <text:list-item>
          <text:p text:style-name="P34">Impacto en consistencia y evolución.</text:p>
        </text:list-item>
      </text:list>
      <text:h text:style-name="P4" text:outline-level="3">Preguntas de evaluación</text:h>
      <text:list text:style-name="L30">
        <text:list-item>
          <text:p text:style-name="P35">¿Qué diferencias existen entre schema-on-write y schema-on-read?</text:p>
        </text:list-item>
        <text:list-item>
          <text:p text:style-name="P35">¿Cómo afecta esta decisión a la calidad de los datos?</text:p>
        </text:list-item>
      </text:list>
      <text:h text:style-name="P2" text:outline-level="2">14. Síntesis integradora</text:h>
      <text:h text:style-name="P4" text:outline-level="3">Contenidos clave</text:h>
      <text:list text:style-name="L31">
        <text:list-item>
          <text:p text:style-name="P36">No existe un modelo de datos universalmente óptimo.</text:p>
        </text:list-item>
        <text:list-item>
          <text:p text:style-name="P36">La elección depende del dominio, los patrones de acceso y la evolución esperada.</text:p>
        </text:list-item>
        <text:list-item>
          <text:p text:style-name="P36">El diseño consciente evita complejidad innecesaria.</text:p>
        </text:list-item>
      </text:list>
      <text:h text:style-name="P4" text:outline-level="3">Preguntas de evaluación</text:h>
      <text:list text:style-name="L32">
        <text:list-item>
          <text:p text:style-name="P37">¿Qué criterios deberían guiar la selección de un modelo de datos?</text:p>
        </text:list-item>
        <text:list-item>
          <text:p text:style-name="P37">Analice un sistema real e identifique por qué se eligieron sus modelos de dato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17:47.096586000</meta:creation-date>
    <dc:date>2026-02-06T11:32:20.005890000</dc:date>
    <meta:editing-duration>PT4M41S</meta:editing-duration>
    <meta:editing-cycles>3</meta:editing-cycles>
    <meta:generator>LibreOffice/25.2.4.3$MacOSX_AARCH64 LibreOffice_project/33e196637044ead23f5c3226cde09b47731f7e27</meta:generator>
    <meta:document-statistic meta:table-count="0" meta:image-count="0" meta:object-count="0" meta:page-count="6" meta:paragraph-count="146" meta:word-count="1013" meta:character-count="6520" meta:non-whitespace-character-count="5749"/>
  </office:meta>
</office:document-meta>
</file>